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2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"/>
    <style:style style:name="ce5" style:family="table-cell" style:parent-style-name="Default" style:data-style-name="N37"/>
    <style:style style:name="ce6" style:family="table-cell" style:parent-style-name="Default" style:data-style-name="N11"/>
    <style:style style:name="ce7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778cm" svg:height="8.999cm" svg:x="0.679cm" svg:y="4.033cm">
            <draw:object draw:notify-on-update-of-ranges="Sheet1.B2:Sheet1.O2 Sheet1.B3:Sheet1.H3 Sheet1.A3:Sheet1.A3 Sheet1.I3:Sheet1.O3 Sheet1.B4:Sheet1.H4 Sheet1.A4:Sheet1.A4 Sheet1.I4:Sheet1.O4 Sheet1.B5:Sheet1.H5 Sheet1.A5:Sheet1.A5 Sheet1.I5:Sheet1.O5 Sheet1.B6:Sheet1.H6 Sheet1.A6:Sheet1.A6 Sheet1.I6:Sheet1.O6 Sheet1.B7:Sheet1.H7 Sheet1.A7:Sheet1.A7 Sheet1.I7:Sheet1.O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984cm" svg:height="3.161cm" svg:x="14.821cm" svg:y="13.546cm">
            <draw:object draw:notify-on-update-of-ranges="Sheet1.A32:Sheet1.A32 Sheet1.B32:Sheet1.H32 Sheet1.A33:Sheet1.A33 Sheet1.B33:Sheet1.H33 Sheet1.A34:Sheet1.A34 Sheet1.B34:Sheet1.H34 Sheet1.A35:Sheet1.A35 Sheet1.B35:Sheet1.H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84cm" svg:height="3.161cm" svg:x="14.967cm" svg:y="17.159cm">
            <draw:object draw:notify-on-update-of-ranges="Sheet1.B32:Sheet1.H32 Sheet1.A33:Sheet1.A33 Sheet1.B40:Sheet1.H40 Sheet1.A34:Sheet1.A34 Sheet1.B41:Sheet1.H41 Sheet1.A35:Sheet1.A35 Sheet1.B42:Sheet1.H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984cm" svg:height="3.161cm" svg:x="15.064cm" svg:y="19.82cm">
            <draw:object draw:notify-on-update-of-ranges="Sheet1.B32:Sheet1.H32 Sheet1.A33:Sheet1.A33 Sheet1.B47:Sheet1.H47 Sheet1.A34:Sheet1.A34 Sheet1.B48:Sheet1.H48 Sheet1.A35:Sheet1.A35 Sheet1.B49:Sheet1.H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9.984cm" svg:height="3.161cm" svg:x="15.679cm" svg:y="23.029cm">
            <draw:object draw:notify-on-update-of-ranges="Sheet1.B32:Sheet1.H32 Sheet1.A33:Sheet1.A33 Sheet1.B54:Sheet1.H54 Sheet1.A34:Sheet1.A34 Sheet1.B55:Sheet1.H55 Sheet1.A35:Sheet1.A35 Sheet1.B56:Sheet1.H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9.984cm" svg:height="3.161cm" svg:x="14.465cm" svg:y="26.19cm">
            <draw:object draw:notify-on-update-of-ranges="Sheet1.B32:Sheet1.H32 Sheet1.A33:Sheet1.A33 Sheet1.B61:Sheet1.H61 Sheet1.A34:Sheet1.A34 Sheet1.B62:Sheet1.H62 Sheet1.A35:Sheet1.A35 Sheet1.B63:Sheet1.H6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7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7" table:number-rows-spanned="1">
            <text:p>Eintrittswahrscheinlichkeit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max. Schaden</text:p>
          </table:table-cell>
          <table:covered-table-cell table:number-columns-repeated="6"/>
          <table:table-cell table:style-name="ce3" office:value-type="string" calcext:value-type="string" table:number-columns-spanned="7" table:number-rows-spanned="1">
            <text:p>Gewichteter Schade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isiko-ID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Milestone1</text:p>
          </table:table-cell>
          <table:table-cell office:value-type="string" calcext:value-type="string">
            <text:p>Milestone2</text:p>
          </table:table-cell>
          <table:table-cell office:value-type="string" calcext:value-type="string">
            <text:p>Milestone3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Release BA</text:p>
          </table:table-cell>
        </table:table-row>
        <table:table-row table:style-name="ro1">
          <table:table-cell office:value-type="string" calcext:value-type="string">
            <text:p>Risiko 1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table:formula="of:=[.B3]" office:value-type="percentage" office:value="0.5" calcext:value-type="percentage">
            <text:p>5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E3]" office:value-type="percentage" office:value="0" calcext:value-type="percentage">
            <text:p>0%</text:p>
          </table:table-cell>
          <table:table-cell table:style-name="ce4" table:formula="of:=[.F3]" office:value-type="percentage" office:value="0" calcext:value-type="percentage">
            <text:p>0%</text:p>
          </table:table-cell>
          <table:table-cell table:style-name="ce4" table:formula="of:=[.G3]" office:value-type="percentage" office:value="0" calcext:value-type="percentage">
            <text:p>0%</text:p>
          </table:table-cell>
          <table:table-cell table:style-name="ce7" office:value-type="float" office:value="50" calcext:value-type="float">
            <text:p>50 h</text:p>
          </table:table-cell>
          <table:table-cell table:style-name="ce7" table:formula="of:=[.I3]" office:value-type="float" office:value="50" calcext:value-type="float">
            <text:p>50 h</text:p>
          </table:table-cell>
          <table:table-cell table:style-name="ce7" table:formula="of:=[.J3]" office:value-type="float" office:value="50" calcext:value-type="float">
            <text:p>50 h</text:p>
          </table:table-cell>
          <table:table-cell table:style-name="ce7" table:formula="of:=[.K3]" office:value-type="float" office:value="50" calcext:value-type="float">
            <text:p>50 h</text:p>
          </table:table-cell>
          <table:table-cell table:style-name="ce7" table:formula="of:=[.L3]" office:value-type="float" office:value="50" calcext:value-type="float">
            <text:p>50 h</text:p>
          </table:table-cell>
          <table:table-cell table:style-name="ce7" table:formula="of:=[.M3]" office:value-type="float" office:value="50" calcext:value-type="float">
            <text:p>50 h</text:p>
          </table:table-cell>
          <table:table-cell table:style-name="ce7" table:formula="of:=[.N3]" office:value-type="float" office:value="50" calcext:value-type="float">
            <text:p>50 h</text:p>
          </table:table-cell>
          <table:table-cell table:style-name="ce7" table:formula="of:=[.I3]*[.B3]" office:value-type="float" office:value="25" calcext:value-type="float">
            <text:p>25 h</text:p>
          </table:table-cell>
          <table:table-cell table:style-name="ce7" table:formula="of:=[.J3]*[.C3]" office:value-type="float" office:value="25" calcext:value-type="float">
            <text:p>25 h</text:p>
          </table:table-cell>
          <table:table-cell table:style-name="ce7" table:formula="of:=[.K3]*[.D3]" office:value-type="float" office:value="5" calcext:value-type="float">
            <text:p>5 h</text:p>
          </table:table-cell>
          <table:table-cell table:style-name="ce7" table:formula="of:=[.L3]*[.E3]" office:value-type="float" office:value="0" calcext:value-type="float">
            <text:p>0 h</text:p>
          </table:table-cell>
          <table:table-cell table:style-name="ce7" table:formula="of:=[.M3]*[.F3]" office:value-type="float" office:value="0" calcext:value-type="float">
            <text:p>0 h</text:p>
          </table:table-cell>
          <table:table-cell table:style-name="ce7" table:formula="of:=[.N3]*[.G3]" office:value-type="float" office:value="0" calcext:value-type="float">
            <text:p>0 h</text:p>
          </table:table-cell>
          <table:table-cell table:style-name="ce7" table:formula="of:=[.O3]*[.H3]" office:value-type="float" office:value="0" calcext:value-type="float">
            <text:p>0 h</text:p>
          </table:table-cell>
        </table:table-row>
        <table:table-row table:style-name="ro1">
          <table:table-cell table:style-name="ce1" office:value-type="string" calcext:value-type="string">
            <text:p>Risiko 2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table:formula="of:=[.B4]" office:value-type="percentage" office:value="0.25" calcext:value-type="percentage">
            <text:p>25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table:formula="of:=[.E4]" office:value-type="percentage" office:value="0" calcext:value-type="percentage">
            <text:p>0%</text:p>
          </table:table-cell>
          <table:table-cell table:style-name="ce4" table:formula="of:=[.F4]" office:value-type="percentage" office:value="0" calcext:value-type="percentage">
            <text:p>0%</text:p>
          </table:table-cell>
          <table:table-cell table:style-name="ce4" table:formula="of:=[.G4]" office:value-type="percentage" office:value="0" calcext:value-type="percentage">
            <text:p>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table:formula="of:=[.I4]" office:value-type="float" office:value="16" calcext:value-type="float">
            <text:p>16 h</text:p>
          </table:table-cell>
          <table:table-cell table:style-name="ce7" table:formula="of:=[.J4]" office:value-type="float" office:value="16" calcext:value-type="float">
            <text:p>16 h</text:p>
          </table:table-cell>
          <table:table-cell table:style-name="ce7" table:formula="of:=[.K4]" office:value-type="float" office:value="16" calcext:value-type="float">
            <text:p>16 h</text:p>
          </table:table-cell>
          <table:table-cell table:style-name="ce7" table:formula="of:=[.L4]" office:value-type="float" office:value="16" calcext:value-type="float">
            <text:p>16 h</text:p>
          </table:table-cell>
          <table:table-cell table:style-name="ce7" table:formula="of:=[.M4]" office:value-type="float" office:value="16" calcext:value-type="float">
            <text:p>16 h</text:p>
          </table:table-cell>
          <table:table-cell table:style-name="ce7" table:formula="of:=[.N4]" office:value-type="float" office:value="16" calcext:value-type="float">
            <text:p>16 h</text:p>
          </table:table-cell>
          <table:table-cell table:style-name="ce7" table:formula="of:=[.I4]*[.B4]" office:value-type="float" office:value="4" calcext:value-type="float">
            <text:p>4 h</text:p>
          </table:table-cell>
          <table:table-cell table:style-name="ce7" table:formula="of:=[.J4]*[.C4]" office:value-type="float" office:value="4" calcext:value-type="float">
            <text:p>4 h</text:p>
          </table:table-cell>
          <table:table-cell table:style-name="ce7" table:formula="of:=[.K4]*[.D4]" office:value-type="float" office:value="1.6" calcext:value-type="float">
            <text:p>2 h</text:p>
          </table:table-cell>
          <table:table-cell table:style-name="ce7" table:formula="of:=[.L4]*[.E4]" office:value-type="float" office:value="0" calcext:value-type="float">
            <text:p>0 h</text:p>
          </table:table-cell>
          <table:table-cell table:style-name="ce7" table:formula="of:=[.M4]*[.F4]" office:value-type="float" office:value="0" calcext:value-type="float">
            <text:p>0 h</text:p>
          </table:table-cell>
          <table:table-cell table:style-name="ce7" table:formula="of:=[.N4]*[.G4]" office:value-type="float" office:value="0" calcext:value-type="float">
            <text:p>0 h</text:p>
          </table:table-cell>
          <table:table-cell table:style-name="ce7" table:formula="of:=[.O4]*[.H4]" office:value-type="float" office:value="0" calcext:value-type="float">
            <text:p>0 h</text:p>
          </table:table-cell>
        </table:table-row>
        <table:table-row table:style-name="ro1">
          <table:table-cell table:style-name="ce1" office:value-type="string" calcext:value-type="string">
            <text:p>Risiko 3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4" table:formula="of:=[.C5]" office:value-type="percentage" office:value="0.1" calcext:value-type="percentage">
            <text:p>10%</text:p>
          </table:table-cell>
          <table:table-cell table:style-name="ce4" table:formula="of:=[.D5]" office:value-type="percentage" office:value="0.1" calcext:value-type="percentage">
            <text:p>10%</text:p>
          </table:table-cell>
          <table:table-cell table:style-name="ce4" table:formula="of:=[.E5]" office:value-type="percentage" office:value="0.1" calcext:value-type="percentage">
            <text:p>10%</text:p>
          </table:table-cell>
          <table:table-cell table:style-name="ce4" table:formula="of:=[.F5]" office:value-type="percentage" office:value="0.1" calcext:value-type="percentage">
            <text:p>10%</text:p>
          </table:table-cell>
          <table:table-cell table:style-name="ce4" table:formula="of:=[.G5]" office:value-type="percentage" office:value="0.1" calcext:value-type="percentage">
            <text:p>10%</text:p>
          </table:table-cell>
          <table:table-cell table:style-name="ce7" office:value-type="float" office:value="16" calcext:value-type="float">
            <text:p>16 h</text:p>
          </table:table-cell>
          <table:table-cell table:style-name="ce7" office:value-type="float" office:value="40" calcext:value-type="float">
            <text:p>40 h</text:p>
          </table:table-cell>
          <table:table-cell table:style-name="ce7" table:formula="of:=[.J5]" office:value-type="float" office:value="40" calcext:value-type="float">
            <text:p>40 h</text:p>
          </table:table-cell>
          <table:table-cell table:style-name="ce7" table:formula="of:=[.K5]" office:value-type="float" office:value="40" calcext:value-type="float">
            <text:p>40 h</text:p>
          </table:table-cell>
          <table:table-cell table:style-name="ce7" table:formula="of:=[.L5]" office:value-type="float" office:value="40" calcext:value-type="float">
            <text:p>40 h</text:p>
          </table:table-cell>
          <table:table-cell table:style-name="ce7" table:formula="of:=[.M5]" office:value-type="float" office:value="40" calcext:value-type="float">
            <text:p>40 h</text:p>
          </table:table-cell>
          <table:table-cell table:style-name="ce7" table:formula="of:=[.N5]" office:value-type="float" office:value="40" calcext:value-type="float">
            <text:p>40 h</text:p>
          </table:table-cell>
          <table:table-cell table:style-name="ce7" table:formula="of:=[.I5]*[.B5]" office:value-type="float" office:value="4" calcext:value-type="float">
            <text:p>4 h</text:p>
          </table:table-cell>
          <table:table-cell table:style-name="ce7" table:formula="of:=[.J5]*[.C5]" office:value-type="float" office:value="4" calcext:value-type="float">
            <text:p>4 h</text:p>
          </table:table-cell>
          <table:table-cell table:style-name="ce7" table:formula="of:=[.K5]*[.D5]" office:value-type="float" office:value="4" calcext:value-type="float">
            <text:p>4 h</text:p>
          </table:table-cell>
          <table:table-cell table:style-name="ce7" table:formula="of:=[.L5]*[.E5]" office:value-type="float" office:value="4" calcext:value-type="float">
            <text:p>4 h</text:p>
          </table:table-cell>
          <table:table-cell table:style-name="ce7" table:formula="of:=[.M5]*[.F5]" office:value-type="float" office:value="4" calcext:value-type="float">
            <text:p>4 h</text:p>
          </table:table-cell>
          <table:table-cell table:style-name="ce7" table:formula="of:=[.N5]*[.G5]" office:value-type="float" office:value="4" calcext:value-type="float">
            <text:p>4 h</text:p>
          </table:table-cell>
          <table:table-cell table:style-name="ce7" table:formula="of:=[.O5]*[.H5]" office:value-type="float" office:value="4" calcext:value-type="float">
            <text:p>4 h</text:p>
          </table:table-cell>
        </table:table-row>
        <table:table-row table:style-name="ro1">
          <table:table-cell office:value-type="string" calcext:value-type="string">
            <text:p>Risiko 4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table:formula="of:=[.B6]" office:value-type="percentage" office:value="0.25" calcext:value-type="percentage">
            <text:p>25%</text:p>
          </table:table-cell>
          <table:table-cell table:style-name="ce4" table:formula="of:=[.C6]" office:value-type="percentage" office:value="0.25" calcext:value-type="percentage">
            <text:p>25%</text:p>
          </table:table-cell>
          <table:table-cell table:style-name="ce4" table:formula="of:=[.D6]" office:value-type="percentage" office:value="0.25" calcext:value-type="percentage">
            <text:p>25%</text:p>
          </table:table-cell>
          <table:table-cell table:style-name="ce4" table:formula="of:=[.E6]" office:value-type="percentage" office:value="0.25" calcext:value-type="percentage">
            <text:p>25%</text:p>
          </table:table-cell>
          <table:table-cell table:style-name="ce4" table:formula="of:=[.F6]" office:value-type="percentage" office:value="0.25" calcext:value-type="percentage">
            <text:p>25%</text:p>
          </table:table-cell>
          <table:table-cell table:style-name="ce4" table:formula="of:=[.G6]" office:value-type="percentage" office:value="0.25" calcext:value-type="percentage">
            <text:p>25%</text:p>
          </table:table-cell>
          <table:table-cell table:style-name="ce7" office:value-type="float" office:value="16" calcext:value-type="float">
            <text:p>16 h</text:p>
          </table:table-cell>
          <table:table-cell table:style-name="ce7" table:formula="of:=[.I6]" office:value-type="float" office:value="16" calcext:value-type="float">
            <text:p>16 h</text:p>
          </table:table-cell>
          <table:table-cell table:style-name="ce7" table:formula="of:=[.J6]" office:value-type="float" office:value="16" calcext:value-type="float">
            <text:p>16 h</text:p>
          </table:table-cell>
          <table:table-cell table:style-name="ce7" table:formula="of:=[.K6]" office:value-type="float" office:value="16" calcext:value-type="float">
            <text:p>16 h</text:p>
          </table:table-cell>
          <table:table-cell table:style-name="ce7" table:formula="of:=[.L6]" office:value-type="float" office:value="16" calcext:value-type="float">
            <text:p>16 h</text:p>
          </table:table-cell>
          <table:table-cell table:style-name="ce7" table:formula="of:=[.M6]" office:value-type="float" office:value="16" calcext:value-type="float">
            <text:p>16 h</text:p>
          </table:table-cell>
          <table:table-cell table:style-name="ce7" table:formula="of:=[.N6]" office:value-type="float" office:value="16" calcext:value-type="float">
            <text:p>16 h</text:p>
          </table:table-cell>
          <table:table-cell table:style-name="ce7" table:formula="of:=[.I6]*[.B6]" office:value-type="float" office:value="4" calcext:value-type="float">
            <text:p>4 h</text:p>
          </table:table-cell>
          <table:table-cell table:style-name="ce7" table:formula="of:=[.J6]*[.C6]" office:value-type="float" office:value="4" calcext:value-type="float">
            <text:p>4 h</text:p>
          </table:table-cell>
          <table:table-cell table:style-name="ce7" table:formula="of:=[.K6]*[.D6]" office:value-type="float" office:value="4" calcext:value-type="float">
            <text:p>4 h</text:p>
          </table:table-cell>
          <table:table-cell table:style-name="ce7" table:formula="of:=[.L6]*[.E6]" office:value-type="float" office:value="4" calcext:value-type="float">
            <text:p>4 h</text:p>
          </table:table-cell>
          <table:table-cell table:style-name="ce7" table:formula="of:=[.M6]*[.F6]" office:value-type="float" office:value="4" calcext:value-type="float">
            <text:p>4 h</text:p>
          </table:table-cell>
          <table:table-cell table:style-name="ce7" table:formula="of:=[.N6]*[.G6]" office:value-type="float" office:value="4" calcext:value-type="float">
            <text:p>4 h</text:p>
          </table:table-cell>
          <table:table-cell table:style-name="ce7" table:formula="of:=[.O6]*[.H6]" office:value-type="float" office:value="4" calcext:value-type="float">
            <text:p>4 h</text:p>
          </table:table-cell>
        </table:table-row>
        <table:table-row table:style-name="ro1">
          <table:table-cell office:value-type="string" calcext:value-type="string">
            <text:p>Risiko 5</text:p>
          </table:table-cell>
          <table:table-cell table:style-name="ce4"/>
          <table:table-cell table:style-name="ce4" office:value-type="percentage" office:value="0.5" calcext:value-type="percentage">
            <text:p>50%</text:p>
          </table:table-cell>
          <table:table-cell table:style-name="ce4" table:formula="of:=[.C7]" office:value-type="percentage" office:value="0.5" calcext:value-type="percentage">
            <text:p>50%</text:p>
          </table:table-cell>
          <table:table-cell table:style-name="ce4" office:value-type="percentage" office:value="0.4" calcext:value-type="percentage">
            <text:p>4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1" calcext:value-type="percentage">
            <text:p>10%</text:p>
          </table:table-cell>
          <table:table-cell table:style-name="ce7"/>
          <table:table-cell table:style-name="ce7" office:value-type="float" office:value="16" calcext:value-type="float">
            <text:p>16 h</text:p>
          </table:table-cell>
          <table:table-cell table:style-name="ce7" table:formula="of:=[.J7]" office:value-type="float" office:value="16" calcext:value-type="float">
            <text:p>16 h</text:p>
          </table:table-cell>
          <table:table-cell table:style-name="ce7" table:formula="of:=[.K7]" office:value-type="float" office:value="16" calcext:value-type="float">
            <text:p>16 h</text:p>
          </table:table-cell>
          <table:table-cell table:style-name="ce7" table:formula="of:=[.L7]" office:value-type="float" office:value="16" calcext:value-type="float">
            <text:p>16 h</text:p>
          </table:table-cell>
          <table:table-cell table:style-name="ce7" table:formula="of:=[.M7]" office:value-type="float" office:value="16" calcext:value-type="float">
            <text:p>16 h</text:p>
          </table:table-cell>
          <table:table-cell table:style-name="ce7" table:formula="of:=[.N7]" office:value-type="float" office:value="16" calcext:value-type="float">
            <text:p>16 h</text:p>
          </table:table-cell>
          <table:table-cell table:style-name="ce7"/>
          <table:table-cell table:style-name="ce7" table:formula="of:=[.J7]*[.C7]" office:value-type="float" office:value="8" calcext:value-type="float">
            <text:p>8 h</text:p>
          </table:table-cell>
          <table:table-cell table:style-name="ce7" table:formula="of:=[.K7]*[.D7]" office:value-type="float" office:value="8" calcext:value-type="float">
            <text:p>8 h</text:p>
          </table:table-cell>
          <table:table-cell table:style-name="ce7" table:formula="of:=[.L7]*[.E7]" office:value-type="float" office:value="6.4" calcext:value-type="float">
            <text:p>6 h</text:p>
          </table:table-cell>
          <table:table-cell table:style-name="ce7" table:formula="of:=[.M7]*[.F7]" office:value-type="float" office:value="4.8" calcext:value-type="float">
            <text:p>5 h</text:p>
          </table:table-cell>
          <table:table-cell table:style-name="ce7" table:formula="of:=[.N7]*[.G7]" office:value-type="float" office:value="3.2" calcext:value-type="float">
            <text:p>3 h</text:p>
          </table:table-cell>
          <table:table-cell table:style-name="ce7" table:formula="of:=[.O7]*[.H7]" office:value-type="float" office:value="1.6" calcext:value-type="float">
            <text:p>2 h</text:p>
          </table:table-cell>
        </table:table-row>
        <table:table-row table:style-name="ro1">
          <table:table-cell/>
          <table:table-cell table:style-name="ce5" office:value-type="date" office:date-value="2014-09-25" calcext:value-type="date">
            <text:p>25.09.14</text:p>
          </table:table-cell>
          <table:table-cell table:style-name="ce5" office:value-type="date" office:date-value="2014-10-06" calcext:value-type="date">
            <text:p>06.10.14</text:p>
          </table:table-cell>
          <table:table-cell table:style-name="ce5" office:value-type="date" office:date-value="2014-10-13" calcext:value-type="date">
            <text:p>13.10.14</text:p>
          </table:table-cell>
          <table:table-cell table:number-columns-repeated="18"/>
        </table:table-row>
        <table:table-row table:style-name="ro1" table:number-rows-repeated="23">
          <table:table-cell table:number-columns-repeated="22"/>
        </table:table-row>
        <table:table-row table:style-name="ro1">
          <table:table-cell table:style-name="ce2" office:value-type="string" calcext:value-type="string">
            <text:p>Risiko 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intrittswahr-scheinlichkeit</text:p>
          </table:table-cell>
          <table:table-cell table:style-name="ce4" table:formula="of:=[.B3]" office:value-type="percentage" office:value="0.5" calcext:value-type="percentage">
            <text:p>50%</text:p>
          </table:table-cell>
          <table:table-cell table:style-name="ce4" table:formula="of:=[.C3]" office:value-type="percentage" office:value="0.5" calcext:value-type="percentage">
            <text:p>50%</text:p>
          </table:table-cell>
          <table:table-cell table:style-name="ce4" table:formula="of:=[.D3]" office:value-type="percentage" office:value="0.1" calcext:value-type="percentage">
            <text:p>10%</text:p>
          </table:table-cell>
          <table:table-cell table:style-name="ce4" table:formula="of:=[.E3]" office:value-type="percentage" office:value="0" calcext:value-type="percentage">
            <text:p>0%</text:p>
          </table:table-cell>
          <table:table-cell table:style-name="ce4" table:formula="of:=[.F3]" office:value-type="percentage" office:value="0" calcext:value-type="percentage">
            <text:p>0%</text:p>
          </table:table-cell>
          <table:table-cell table:style-name="ce4" table:formula="of:=[.G3]" office:value-type="percentage" office:value="0" calcext:value-type="percentage">
            <text:p>0%</text:p>
          </table:table-cell>
          <table:table-cell table:style-name="ce4" table:formula="of:=[.H3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. Schaden</text:p>
          </table:table-cell>
          <table:table-cell table:style-name="ce7" table:formula="of:=[.I3]" office:value-type="float" office:value="50" calcext:value-type="float">
            <text:p>50 h</text:p>
          </table:table-cell>
          <table:table-cell table:style-name="ce7" table:formula="of:=[.J3]" office:value-type="float" office:value="50" calcext:value-type="float">
            <text:p>50 h</text:p>
          </table:table-cell>
          <table:table-cell table:style-name="ce7" table:formula="of:=[.K3]" office:value-type="float" office:value="50" calcext:value-type="float">
            <text:p>50 h</text:p>
          </table:table-cell>
          <table:table-cell table:style-name="ce7" table:formula="of:=[.L3]" office:value-type="float" office:value="50" calcext:value-type="float">
            <text:p>50 h</text:p>
          </table:table-cell>
          <table:table-cell table:style-name="ce7" table:formula="of:=[.M3]" office:value-type="float" office:value="50" calcext:value-type="float">
            <text:p>50 h</text:p>
          </table:table-cell>
          <table:table-cell table:style-name="ce7" table:formula="of:=[.N3]" office:value-type="float" office:value="50" calcext:value-type="float">
            <text:p>50 h</text:p>
          </table:table-cell>
          <table:table-cell table:style-name="ce7" table:formula="of:=[.O3]" office:value-type="float" office:value="50" calcext:value-type="float">
            <text:p>50 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wichteter Schaden</text:p>
          </table:table-cell>
          <table:table-cell table:style-name="ce7" table:formula="of:=[.B34]*[.B33]" office:value-type="float" office:value="25" calcext:value-type="float">
            <text:p>25 h</text:p>
          </table:table-cell>
          <table:table-cell table:style-name="ce7" table:formula="of:=[.C34]*[.C33]" office:value-type="float" office:value="25" calcext:value-type="float">
            <text:p>25 h</text:p>
          </table:table-cell>
          <table:table-cell table:style-name="ce7" table:formula="of:=[.D34]*[.D33]" office:value-type="float" office:value="5" calcext:value-type="float">
            <text:p>5 h</text:p>
          </table:table-cell>
          <table:table-cell table:style-name="ce7" table:formula="of:=[.E34]*[.E33]" office:value-type="float" office:value="0" calcext:value-type="float">
            <text:p>0 h</text:p>
          </table:table-cell>
          <table:table-cell table:style-name="ce7" table:formula="of:=[.F34]*[.F33]" office:value-type="float" office:value="0" calcext:value-type="float">
            <text:p>0 h</text:p>
          </table:table-cell>
          <table:table-cell table:style-name="ce7" table:formula="of:=[.G34]*[.G33]" office:value-type="float" office:value="0" calcext:value-type="float">
            <text:p>0 h</text:p>
          </table:table-cell>
          <table:table-cell table:style-name="ce7" table:formula="of:=[.H34]*[.H33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2</text:p>
          </table:table-cell>
          <table:table-cell table:style-name="ce6" table:formula="of:=[.B32]" office:value-type="string" office:string-value="A" calcext:value-type="string">
            <text:p>A</text:p>
          </table:table-cell>
          <table:table-cell table:style-name="ce6" table:formula="of:=[.C32]" office:value-type="string" office:string-value="P" calcext:value-type="string">
            <text:p>P</text:p>
          </table:table-cell>
          <table:table-cell table:style-name="ce6" table:formula="of:=[.D32]" office:value-type="string" office:string-value="M1" calcext:value-type="string">
            <text:p>M1</text:p>
          </table:table-cell>
          <table:table-cell table:style-name="ce6" table:formula="of:=[.E32]" office:value-type="string" office:string-value="M2" calcext:value-type="string">
            <text:p>M2</text:p>
          </table:table-cell>
          <table:table-cell table:style-name="ce6" table:formula="of:=[.F32]" office:value-type="string" office:string-value="M3" calcext:value-type="string">
            <text:p>M3</text:p>
          </table:table-cell>
          <table:table-cell table:style-name="ce6" table:formula="of:=[.G32]" office:value-type="string" office:string-value="C" calcext:value-type="string">
            <text:p>C</text:p>
          </table:table-cell>
          <table:table-cell table:style-name="ce6" table:formula="of:=[.H32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33]" office:value-type="string" office:string-value="Eintrittswahr-scheinlichkeit" calcext:value-type="string">
            <text:p>Eintrittswahr-scheinlichkeit</text:p>
          </table:table-cell>
          <table:table-cell table:style-name="ce4" table:formula="of:=[.B4]" office:value-type="percentage" office:value="0.25" calcext:value-type="percentage">
            <text:p>25%</text:p>
          </table:table-cell>
          <table:table-cell table:style-name="ce4" table:formula="of:=[.C4]" office:value-type="percentage" office:value="0.25" calcext:value-type="percentage">
            <text:p>25%</text:p>
          </table:table-cell>
          <table:table-cell table:style-name="ce4" table:formula="of:=[.D4]" office:value-type="percentage" office:value="0.1" calcext:value-type="percentage">
            <text:p>10%</text:p>
          </table:table-cell>
          <table:table-cell table:style-name="ce4" table:formula="of:=[.E4]" office:value-type="percentage" office:value="0" calcext:value-type="percentage">
            <text:p>0%</text:p>
          </table:table-cell>
          <table:table-cell table:style-name="ce4" table:formula="of:=[.F4]" office:value-type="percentage" office:value="0" calcext:value-type="percentage">
            <text:p>0%</text:p>
          </table:table-cell>
          <table:table-cell table:style-name="ce4" table:formula="of:=[.G4]" office:value-type="percentage" office:value="0" calcext:value-type="percentage">
            <text:p>0%</text:p>
          </table:table-cell>
          <table:table-cell table:style-name="ce4" table:formula="of:=[.H4]" office:value-type="percentage" office:value="0" calcext:value-type="percentage">
            <text:p>0%</text:p>
          </table:table-cell>
          <table:table-cell table:number-columns-repeated="14"/>
        </table:table-row>
        <table:table-row table:style-name="ro1">
          <table:table-cell table:formula="of:=[.A34]" office:value-type="string" office:string-value="max. Schaden" calcext:value-type="string">
            <text:p>max. Schaden</text:p>
          </table:table-cell>
          <table:table-cell table:style-name="ce7" table:formula="of:=[.I4]" office:value-type="float" office:value="16" calcext:value-type="float">
            <text:p>16 h</text:p>
          </table:table-cell>
          <table:table-cell table:style-name="ce7" table:formula="of:=[.J4]" office:value-type="float" office:value="16" calcext:value-type="float">
            <text:p>16 h</text:p>
          </table:table-cell>
          <table:table-cell table:style-name="ce7" table:formula="of:=[.K4]" office:value-type="float" office:value="16" calcext:value-type="float">
            <text:p>16 h</text:p>
          </table:table-cell>
          <table:table-cell table:style-name="ce7" table:formula="of:=[.L4]" office:value-type="float" office:value="16" calcext:value-type="float">
            <text:p>16 h</text:p>
          </table:table-cell>
          <table:table-cell table:style-name="ce7" table:formula="of:=[.M4]" office:value-type="float" office:value="16" calcext:value-type="float">
            <text:p>16 h</text:p>
          </table:table-cell>
          <table:table-cell table:style-name="ce7" table:formula="of:=[.N4]" office:value-type="float" office:value="16" calcext:value-type="float">
            <text:p>16 h</text:p>
          </table:table-cell>
          <table:table-cell table:style-name="ce7" table:formula="of:=[.O4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35]" office:value-type="string" office:string-value="Gewichteter Schaden" calcext:value-type="string">
            <text:p>Gewichteter Schaden</text:p>
          </table:table-cell>
          <table:table-cell table:style-name="ce7" table:formula="of:=[.B41]*[.B40]" office:value-type="float" office:value="4" calcext:value-type="float">
            <text:p>4 h</text:p>
          </table:table-cell>
          <table:table-cell table:style-name="ce7" table:formula="of:=[.C41]*[.C40]" office:value-type="float" office:value="4" calcext:value-type="float">
            <text:p>4 h</text:p>
          </table:table-cell>
          <table:table-cell table:style-name="ce7" table:formula="of:=[.D41]*[.D40]" office:value-type="float" office:value="1.6" calcext:value-type="float">
            <text:p>2 h</text:p>
          </table:table-cell>
          <table:table-cell table:style-name="ce7" table:formula="of:=[.E41]*[.E40]" office:value-type="float" office:value="0" calcext:value-type="float">
            <text:p>0 h</text:p>
          </table:table-cell>
          <table:table-cell table:style-name="ce7" table:formula="of:=[.F41]*[.F40]" office:value-type="float" office:value="0" calcext:value-type="float">
            <text:p>0 h</text:p>
          </table:table-cell>
          <table:table-cell table:style-name="ce7" table:formula="of:=[.G41]*[.G40]" office:value-type="float" office:value="0" calcext:value-type="float">
            <text:p>0 h</text:p>
          </table:table-cell>
          <table:table-cell table:style-name="ce7" table:formula="of:=[.H41]*[.H40]" office:value-type="float" office:value="0" calcext:value-type="float">
            <text:p>0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3</text:p>
          </table:table-cell>
          <table:table-cell table:style-name="ce6" table:formula="of:=[.B39]" office:value-type="string" office:string-value="A" calcext:value-type="string">
            <text:p>A</text:p>
          </table:table-cell>
          <table:table-cell table:style-name="ce6" table:formula="of:=[.C39]" office:value-type="string" office:string-value="P" calcext:value-type="string">
            <text:p>P</text:p>
          </table:table-cell>
          <table:table-cell table:style-name="ce6" table:formula="of:=[.D39]" office:value-type="string" office:string-value="M1" calcext:value-type="string">
            <text:p>M1</text:p>
          </table:table-cell>
          <table:table-cell table:style-name="ce6" table:formula="of:=[.E39]" office:value-type="string" office:string-value="M2" calcext:value-type="string">
            <text:p>M2</text:p>
          </table:table-cell>
          <table:table-cell table:style-name="ce6" table:formula="of:=[.F39]" office:value-type="string" office:string-value="M3" calcext:value-type="string">
            <text:p>M3</text:p>
          </table:table-cell>
          <table:table-cell table:style-name="ce6" table:formula="of:=[.G39]" office:value-type="string" office:string-value="C" calcext:value-type="string">
            <text:p>C</text:p>
          </table:table-cell>
          <table:table-cell table:style-name="ce6" table:formula="of:=[.H39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40]" office:value-type="string" office:string-value="Eintrittswahr-scheinlichkeit" calcext:value-type="string">
            <text:p>Eintrittswahr-scheinlichkeit</text:p>
          </table:table-cell>
          <table:table-cell table:style-name="ce4" table:formula="of:=[.B5]" office:value-type="percentage" office:value="0.25" calcext:value-type="percentage">
            <text:p>25%</text:p>
          </table:table-cell>
          <table:table-cell table:style-name="ce4" table:formula="of:=[.C5]" office:value-type="percentage" office:value="0.1" calcext:value-type="percentage">
            <text:p>10%</text:p>
          </table:table-cell>
          <table:table-cell table:style-name="ce4" table:formula="of:=[.D5]" office:value-type="percentage" office:value="0.1" calcext:value-type="percentage">
            <text:p>10%</text:p>
          </table:table-cell>
          <table:table-cell table:style-name="ce4" table:formula="of:=[.E5]" office:value-type="percentage" office:value="0.1" calcext:value-type="percentage">
            <text:p>10%</text:p>
          </table:table-cell>
          <table:table-cell table:style-name="ce4" table:formula="of:=[.F5]" office:value-type="percentage" office:value="0.1" calcext:value-type="percentage">
            <text:p>10%</text:p>
          </table:table-cell>
          <table:table-cell table:style-name="ce4" table:formula="of:=[.G5]" office:value-type="percentage" office:value="0.1" calcext:value-type="percentage">
            <text:p>10%</text:p>
          </table:table-cell>
          <table:table-cell table:style-name="ce4" table:formula="of:=[.H5]" office:value-type="percentage" office:value="0.1" calcext:value-type="percentage">
            <text:p>10%</text:p>
          </table:table-cell>
          <table:table-cell table:number-columns-repeated="14"/>
        </table:table-row>
        <table:table-row table:style-name="ro1">
          <table:table-cell table:formula="of:=[.A41]" office:value-type="string" office:string-value="max. Schaden" calcext:value-type="string">
            <text:p>max. Schaden</text:p>
          </table:table-cell>
          <table:table-cell table:style-name="ce7" table:formula="of:=[.I5]" office:value-type="float" office:value="16" calcext:value-type="float">
            <text:p>16 h</text:p>
          </table:table-cell>
          <table:table-cell table:style-name="ce7" table:formula="of:=[.J5]" office:value-type="float" office:value="40" calcext:value-type="float">
            <text:p>40 h</text:p>
          </table:table-cell>
          <table:table-cell table:style-name="ce7" table:formula="of:=[.K5]" office:value-type="float" office:value="40" calcext:value-type="float">
            <text:p>40 h</text:p>
          </table:table-cell>
          <table:table-cell table:style-name="ce7" table:formula="of:=[.L5]" office:value-type="float" office:value="40" calcext:value-type="float">
            <text:p>40 h</text:p>
          </table:table-cell>
          <table:table-cell table:style-name="ce7" table:formula="of:=[.M5]" office:value-type="float" office:value="40" calcext:value-type="float">
            <text:p>40 h</text:p>
          </table:table-cell>
          <table:table-cell table:style-name="ce7" table:formula="of:=[.N5]" office:value-type="float" office:value="40" calcext:value-type="float">
            <text:p>40 h</text:p>
          </table:table-cell>
          <table:table-cell table:style-name="ce7" table:formula="of:=[.O5]" office:value-type="float" office:value="40" calcext:value-type="float">
            <text:p>40 h</text:p>
          </table:table-cell>
          <table:table-cell table:number-columns-repeated="14"/>
        </table:table-row>
        <table:table-row table:style-name="ro1">
          <table:table-cell table:formula="of:=[.A42]" office:value-type="string" office:string-value="Gewichteter Schaden" calcext:value-type="string">
            <text:p>Gewichteter Schaden</text:p>
          </table:table-cell>
          <table:table-cell table:style-name="ce7" table:formula="of:=[.B48]*[.B47]" office:value-type="float" office:value="4" calcext:value-type="float">
            <text:p>4 h</text:p>
          </table:table-cell>
          <table:table-cell table:style-name="ce7" table:formula="of:=[.C48]*[.C47]" office:value-type="float" office:value="4" calcext:value-type="float">
            <text:p>4 h</text:p>
          </table:table-cell>
          <table:table-cell table:style-name="ce7" table:formula="of:=[.D48]*[.D47]" office:value-type="float" office:value="4" calcext:value-type="float">
            <text:p>4 h</text:p>
          </table:table-cell>
          <table:table-cell table:style-name="ce7" table:formula="of:=[.E48]*[.E47]" office:value-type="float" office:value="4" calcext:value-type="float">
            <text:p>4 h</text:p>
          </table:table-cell>
          <table:table-cell table:style-name="ce7" table:formula="of:=[.F48]*[.F47]" office:value-type="float" office:value="4" calcext:value-type="float">
            <text:p>4 h</text:p>
          </table:table-cell>
          <table:table-cell table:style-name="ce7" table:formula="of:=[.G48]*[.G47]" office:value-type="float" office:value="4" calcext:value-type="float">
            <text:p>4 h</text:p>
          </table:table-cell>
          <table:table-cell table:style-name="ce7" table:formula="of:=[.H48]*[.H47]" office:value-type="float" office:value="4" calcext:value-type="float">
            <text:p>4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4</text:p>
          </table:table-cell>
          <table:table-cell table:style-name="ce6" table:formula="of:=[.B46]" office:value-type="string" office:string-value="A" calcext:value-type="string">
            <text:p>A</text:p>
          </table:table-cell>
          <table:table-cell table:style-name="ce6" table:formula="of:=[.C46]" office:value-type="string" office:string-value="P" calcext:value-type="string">
            <text:p>P</text:p>
          </table:table-cell>
          <table:table-cell table:style-name="ce6" table:formula="of:=[.D46]" office:value-type="string" office:string-value="M1" calcext:value-type="string">
            <text:p>M1</text:p>
          </table:table-cell>
          <table:table-cell table:style-name="ce6" table:formula="of:=[.E46]" office:value-type="string" office:string-value="M2" calcext:value-type="string">
            <text:p>M2</text:p>
          </table:table-cell>
          <table:table-cell table:style-name="ce6" table:formula="of:=[.F46]" office:value-type="string" office:string-value="M3" calcext:value-type="string">
            <text:p>M3</text:p>
          </table:table-cell>
          <table:table-cell table:style-name="ce6" table:formula="of:=[.G46]" office:value-type="string" office:string-value="C" calcext:value-type="string">
            <text:p>C</text:p>
          </table:table-cell>
          <table:table-cell table:style-name="ce6" table:formula="of:=[.H46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47]" office:value-type="string" office:string-value="Eintrittswahr-scheinlichkeit" calcext:value-type="string">
            <text:p>Eintrittswahr-scheinlichkeit</text:p>
          </table:table-cell>
          <table:table-cell table:style-name="ce4" table:formula="of:=[.B6]" office:value-type="percentage" office:value="0.25" calcext:value-type="percentage">
            <text:p>25%</text:p>
          </table:table-cell>
          <table:table-cell table:style-name="ce4" table:formula="of:=[.C6]" office:value-type="percentage" office:value="0.25" calcext:value-type="percentage">
            <text:p>25%</text:p>
          </table:table-cell>
          <table:table-cell table:style-name="ce4" table:formula="of:=[.D6]" office:value-type="percentage" office:value="0.25" calcext:value-type="percentage">
            <text:p>25%</text:p>
          </table:table-cell>
          <table:table-cell table:style-name="ce4" table:formula="of:=[.E6]" office:value-type="percentage" office:value="0.25" calcext:value-type="percentage">
            <text:p>25%</text:p>
          </table:table-cell>
          <table:table-cell table:style-name="ce4" table:formula="of:=[.F6]" office:value-type="percentage" office:value="0.25" calcext:value-type="percentage">
            <text:p>25%</text:p>
          </table:table-cell>
          <table:table-cell table:style-name="ce4" table:formula="of:=[.G6]" office:value-type="percentage" office:value="0.25" calcext:value-type="percentage">
            <text:p>25%</text:p>
          </table:table-cell>
          <table:table-cell table:style-name="ce4" table:formula="of:=[.H6]" office:value-type="percentage" office:value="0.25" calcext:value-type="percentage">
            <text:p>25%</text:p>
          </table:table-cell>
          <table:table-cell table:number-columns-repeated="14"/>
        </table:table-row>
        <table:table-row table:style-name="ro1">
          <table:table-cell table:formula="of:=[.A48]" office:value-type="string" office:string-value="max. Schaden" calcext:value-type="string">
            <text:p>max. Schaden</text:p>
          </table:table-cell>
          <table:table-cell table:style-name="ce7" table:formula="of:=[.I6]" office:value-type="float" office:value="16" calcext:value-type="float">
            <text:p>16 h</text:p>
          </table:table-cell>
          <table:table-cell table:style-name="ce7" table:formula="of:=[.J6]" office:value-type="float" office:value="16" calcext:value-type="float">
            <text:p>16 h</text:p>
          </table:table-cell>
          <table:table-cell table:style-name="ce7" table:formula="of:=[.K6]" office:value-type="float" office:value="16" calcext:value-type="float">
            <text:p>16 h</text:p>
          </table:table-cell>
          <table:table-cell table:style-name="ce7" table:formula="of:=[.L6]" office:value-type="float" office:value="16" calcext:value-type="float">
            <text:p>16 h</text:p>
          </table:table-cell>
          <table:table-cell table:style-name="ce7" table:formula="of:=[.M6]" office:value-type="float" office:value="16" calcext:value-type="float">
            <text:p>16 h</text:p>
          </table:table-cell>
          <table:table-cell table:style-name="ce7" table:formula="of:=[.N6]" office:value-type="float" office:value="16" calcext:value-type="float">
            <text:p>16 h</text:p>
          </table:table-cell>
          <table:table-cell table:style-name="ce7" table:formula="of:=[.O6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49]" office:value-type="string" office:string-value="Gewichteter Schaden" calcext:value-type="string">
            <text:p>Gewichteter Schaden</text:p>
          </table:table-cell>
          <table:table-cell table:style-name="ce7" table:formula="of:=[.B55]*[.B54]" office:value-type="float" office:value="4" calcext:value-type="float">
            <text:p>4 h</text:p>
          </table:table-cell>
          <table:table-cell table:style-name="ce7" table:formula="of:=[.C55]*[.C54]" office:value-type="float" office:value="4" calcext:value-type="float">
            <text:p>4 h</text:p>
          </table:table-cell>
          <table:table-cell table:style-name="ce7" table:formula="of:=[.D55]*[.D54]" office:value-type="float" office:value="4" calcext:value-type="float">
            <text:p>4 h</text:p>
          </table:table-cell>
          <table:table-cell table:style-name="ce7" table:formula="of:=[.E55]*[.E54]" office:value-type="float" office:value="4" calcext:value-type="float">
            <text:p>4 h</text:p>
          </table:table-cell>
          <table:table-cell table:style-name="ce7" table:formula="of:=[.F55]*[.F54]" office:value-type="float" office:value="4" calcext:value-type="float">
            <text:p>4 h</text:p>
          </table:table-cell>
          <table:table-cell table:style-name="ce7" table:formula="of:=[.G55]*[.G54]" office:value-type="float" office:value="4" calcext:value-type="float">
            <text:p>4 h</text:p>
          </table:table-cell>
          <table:table-cell table:style-name="ce7" table:formula="of:=[.H55]*[.H54]" office:value-type="float" office:value="4" calcext:value-type="float">
            <text:p>4 h</text:p>
          </table:table-cell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>
            <text:p>Risiko 5</text:p>
          </table:table-cell>
          <table:table-cell table:style-name="ce6" table:formula="of:=[.B53]" office:value-type="string" office:string-value="A" calcext:value-type="string">
            <text:p>A</text:p>
          </table:table-cell>
          <table:table-cell table:style-name="ce6" table:formula="of:=[.C53]" office:value-type="string" office:string-value="P" calcext:value-type="string">
            <text:p>P</text:p>
          </table:table-cell>
          <table:table-cell table:style-name="ce6" table:formula="of:=[.D53]" office:value-type="string" office:string-value="M1" calcext:value-type="string">
            <text:p>M1</text:p>
          </table:table-cell>
          <table:table-cell table:style-name="ce6" table:formula="of:=[.E53]" office:value-type="string" office:string-value="M2" calcext:value-type="string">
            <text:p>M2</text:p>
          </table:table-cell>
          <table:table-cell table:style-name="ce6" table:formula="of:=[.F53]" office:value-type="string" office:string-value="M3" calcext:value-type="string">
            <text:p>M3</text:p>
          </table:table-cell>
          <table:table-cell table:style-name="ce6" table:formula="of:=[.G53]" office:value-type="string" office:string-value="C" calcext:value-type="string">
            <text:p>C</text:p>
          </table:table-cell>
          <table:table-cell table:style-name="ce6" table:formula="of:=[.H53]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[.A54]" office:value-type="string" office:string-value="Eintrittswahr-scheinlichkeit" calcext:value-type="string">
            <text:p>Eintrittswahr-scheinlichkeit</text:p>
          </table:table-cell>
          <table:table-cell table:style-name="ce4"/>
          <table:table-cell table:style-name="ce4" table:formula="of:=[.C7]" office:value-type="percentage" office:value="0.5" calcext:value-type="percentage">
            <text:p>50%</text:p>
          </table:table-cell>
          <table:table-cell table:style-name="ce4" table:formula="of:=[.D7]" office:value-type="percentage" office:value="0.5" calcext:value-type="percentage">
            <text:p>50%</text:p>
          </table:table-cell>
          <table:table-cell table:style-name="ce4" table:formula="of:=[.E7]" office:value-type="percentage" office:value="0.4" calcext:value-type="percentage">
            <text:p>40%</text:p>
          </table:table-cell>
          <table:table-cell table:style-name="ce4" table:formula="of:=[.F7]" office:value-type="percentage" office:value="0.3" calcext:value-type="percentage">
            <text:p>30%</text:p>
          </table:table-cell>
          <table:table-cell table:style-name="ce4" table:formula="of:=[.G7]" office:value-type="percentage" office:value="0.2" calcext:value-type="percentage">
            <text:p>20%</text:p>
          </table:table-cell>
          <table:table-cell table:style-name="ce4" table:formula="of:=[.H7]" office:value-type="percentage" office:value="0.1" calcext:value-type="percentage">
            <text:p>10%</text:p>
          </table:table-cell>
          <table:table-cell table:number-columns-repeated="14"/>
        </table:table-row>
        <table:table-row table:style-name="ro1">
          <table:table-cell table:formula="of:=[.A55]" office:value-type="string" office:string-value="max. Schaden" calcext:value-type="string">
            <text:p>max. Schaden</text:p>
          </table:table-cell>
          <table:table-cell table:style-name="ce7"/>
          <table:table-cell table:style-name="ce7" table:formula="of:=[.J7]" office:value-type="float" office:value="16" calcext:value-type="float">
            <text:p>16 h</text:p>
          </table:table-cell>
          <table:table-cell table:style-name="ce7" table:formula="of:=[.K7]" office:value-type="float" office:value="16" calcext:value-type="float">
            <text:p>16 h</text:p>
          </table:table-cell>
          <table:table-cell table:style-name="ce7" table:formula="of:=[.L7]" office:value-type="float" office:value="16" calcext:value-type="float">
            <text:p>16 h</text:p>
          </table:table-cell>
          <table:table-cell table:style-name="ce7" table:formula="of:=[.M7]" office:value-type="float" office:value="16" calcext:value-type="float">
            <text:p>16 h</text:p>
          </table:table-cell>
          <table:table-cell table:style-name="ce7" table:formula="of:=[.N7]" office:value-type="float" office:value="16" calcext:value-type="float">
            <text:p>16 h</text:p>
          </table:table-cell>
          <table:table-cell table:style-name="ce7" table:formula="of:=[.O7]" office:value-type="float" office:value="16" calcext:value-type="float">
            <text:p>16 h</text:p>
          </table:table-cell>
          <table:table-cell table:number-columns-repeated="14"/>
        </table:table-row>
        <table:table-row table:style-name="ro1">
          <table:table-cell table:formula="of:=[.A56]" office:value-type="string" office:string-value="Gewichteter Schaden" calcext:value-type="string">
            <text:p>Gewichteter Schaden</text:p>
          </table:table-cell>
          <table:table-cell table:style-name="ce7"/>
          <table:table-cell table:style-name="ce7" table:formula="of:=[.C62]*[.C61]" office:value-type="float" office:value="8" calcext:value-type="float">
            <text:p>8 h</text:p>
          </table:table-cell>
          <table:table-cell table:style-name="ce7" table:formula="of:=[.D62]*[.D61]" office:value-type="float" office:value="8" calcext:value-type="float">
            <text:p>8 h</text:p>
          </table:table-cell>
          <table:table-cell table:style-name="ce7" table:formula="of:=[.E62]*[.E61]" office:value-type="float" office:value="6.4" calcext:value-type="float">
            <text:p>6 h</text:p>
          </table:table-cell>
          <table:table-cell table:style-name="ce7" table:formula="of:=[.F62]*[.F61]" office:value-type="float" office:value="4.8" calcext:value-type="float">
            <text:p>5 h</text:p>
          </table:table-cell>
          <table:table-cell table:style-name="ce7" table:formula="of:=[.G62]*[.G61]" office:value-type="float" office:value="3.2" calcext:value-type="float">
            <text:p>3 h</text:p>
          </table:table-cell>
          <table:table-cell table:style-name="ce7" table:formula="of:=[.H62]*[.H61]" office:value-type="float" office:value="1.6" calcext:value-type="float">
            <text:p>2 h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1"/>
      <number:text> h</number:text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/>
      <number:text>h</number:text>
    </number:number-style>
    <number:percentage-style style:name="N111">
      <number:number number:decimal-places="3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OK-NOK" draw:style="linear" draw:start-color="#00ff00" draw:end-color="#ff0000" draw:start-intensity="100%" draw:end-intensity="100%" draw:angle="135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.00.0000</text:date>, <text:time style:data-style-name="N2" text:time-value="18:41:18.0492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n Murer</meta:initial-creator>
    <meta:creation-date>2014-10-01T06:46:16.166051000</meta:creation-date>
    <dc:date>2014-10-27T19:29:03.947754000</dc:date>
    <dc:creator>Laurin Murer</dc:creator>
    <meta:editing-duration>PT5H44M56S</meta:editing-duration>
    <meta:editing-cycles>60</meta:editing-cycles>
    <meta:generator>LibreOffice/4.2.6.3$MacOSX_x86 LibreOffice_project/3fd416d4c6db7d3204c17ce57a1d70f6e531ee21</meta:generator>
    <meta:document-statistic meta:table-count="1" meta:cell-count="2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40:Sheet1.H42" chart:data-source-has-labels="both" svg:x="0.649cm" svg:y="0.387cm" svg:width="5.382cm" svg:height="2.292cm">
          <chartooo:coordinate-region svg:x="1.591cm" svg:y="0.579cm" svg:width="3.515cm" svg:height="1.366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40:Sheet1.H40" chart:label-cell-address="Sheet1.A33:Sheet1.A33" chart:class="chart:line">
            <chart:data-point chart:repeated="7"/>
          </chart:series>
          <chart:series chart:attached-axis="secondary-y" chart:style-name="ch9" chart:values-cell-range-address="Sheet1.B41:Sheet1.H41" chart:label-cell-address="Sheet1.A34:Sheet1.A34" chart:class="chart:line">
            <chart:data-point chart:repeated="7"/>
          </chart:series>
          <chart:series chart:attached-axis="secondary-y" chart:style-name="ch10" chart:values-cell-range-address="Sheet1.B42:Sheet1.H42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40:Sheet1.H40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41:Sheet1.H4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42:Sheet1.H4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interval-major="2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A32:Sheet1.H35" chart:data-source-has-labels="both" svg:x="0.649cm" svg:y="0.387cm" svg:width="5.382cm" svg:height="2.292cm">
          <chartooo:coordinate-region svg:x="1.591cm" svg:y="0.579cm" svg:width="3.515cm" svg:height="1.366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3:Sheet1.H33" chart:label-cell-address="Sheet1.A33:Sheet1.A33" chart:class="chart:line">
            <chart:data-point chart:repeated="7"/>
          </chart:series>
          <chart:series chart:attached-axis="secondary-y" chart:style-name="ch9" chart:values-cell-range-address="Sheet1.B34:Sheet1.H34" chart:label-cell-address="Sheet1.A34:Sheet1.A34" chart:class="chart:line">
            <chart:data-point chart:repeated="7"/>
          </chart:series>
          <chart:series chart:attached-axis="secondary-y" chart:style-name="ch10" chart:values-cell-range-address="Sheet1.B35:Sheet1.H35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5">
                <text:p>0.5</text:p>
                <draw:g>
                  <svg:desc>Sheet1.B33:Sheet1.H3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50">
                <text:p>50</text:p>
                <draw:g>
                  <svg:desc>Sheet1.B34:Sheet1.H3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25">
                <text:p>25</text:p>
                <draw:g>
                  <svg:desc>Sheet1.B35:Sheet1.H3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47:Sheet1.H49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47:Sheet1.H47" chart:label-cell-address="Sheet1.A33:Sheet1.A33" chart:class="chart:line">
            <chart:data-point chart:repeated="7"/>
          </chart:series>
          <chart:series chart:attached-axis="secondary-y" chart:style-name="ch9" chart:values-cell-range-address="Sheet1.B48:Sheet1.H48" chart:label-cell-address="Sheet1.A34:Sheet1.A34" chart:class="chart:line">
            <chart:data-point chart:repeated="7"/>
          </chart:series>
          <chart:series chart:attached-axis="secondary-y" chart:style-name="ch10" chart:values-cell-range-address="Sheet1.B49:Sheet1.H49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47:Sheet1.H4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48:Sheet1.H48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49:Sheet1.H4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54:Sheet1.H56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4:Sheet1.H54" chart:label-cell-address="Sheet1.A33:Sheet1.A33" chart:class="chart:line">
            <chart:data-point chart:repeated="7"/>
          </chart:series>
          <chart:series chart:attached-axis="secondary-y" chart:style-name="ch9" chart:values-cell-range-address="Sheet1.B55:Sheet1.H55" chart:label-cell-address="Sheet1.A34:Sheet1.A34" chart:class="chart:line">
            <chart:data-point chart:repeated="7"/>
          </chart:series>
          <chart:series chart:attached-axis="secondary-y" chart:style-name="ch10" chart:values-cell-range-address="Sheet1.B56:Sheet1.H56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0.25">
                <text:p>0.25</text:p>
                <draw:g>
                  <svg:desc>Sheet1.B54:Sheet1.H5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16">
                <text:p>16</text:p>
                <draw:g>
                  <svg:desc>Sheet1.B55:Sheet1.H5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4">
                <text:p>4</text:p>
                <draw:g>
                  <svg:desc>Sheet1.B56:Sheet1.H5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none" chart:data-label-text="true" chart:data-label-symbol="fals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data-label-number="none" chart:data-label-text="true" chart:data-label-symbol="false" style:rotation-angle="30"/>
      <style:graphic-properties draw:stroke-dash="Dashed_20__28_var_29_" svg:stroke-width="0.08cm" svg:stroke-color="#004586" draw:fill-color="#004586" dr3d:edge-rounding="5%"/>
      <style:text-properties fo:font-size="8pt" style:text-underline-style="solid" style:text-underline-width="bold" style:text-underline-color="#004586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data-label-number="none" chart:data-label-text="true" chart:data-label-symbol="false" chart:label-position="bottom" style:rotation-angle="30"/>
      <style:graphic-properties svg:stroke-width="0.08cm" svg:stroke-color="#ff420e" draw:fill-color="#ff420e" dr3d:edge-rounding="5%"/>
      <style:text-properties fo:font-size="8pt" style:text-underline-style="solid" style:text-underline-width="bold" style:text-underline-color="#ff420e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data-label-number="none" chart:data-label-text="true" chart:data-label-symbol="false" chart:label-position="top" style:rotation-angle="30"/>
      <style:graphic-properties svg:stroke-width="0.08cm" svg:stroke-color="#ffd320" draw:fill-color="#ffd320" dr3d:edge-rounding="5%"/>
      <style:text-properties fo:font-size="8pt" style:text-underline-style="solid" style:text-underline-width="bold" style:text-underline-color="#ffd320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108">
      <style:chart-properties chart:symbol-type="named-symbol" chart:symbol-name="arrow-up" chart:symbol-width="0.25cm" chart:symbol-height="0.25cm" chart:data-label-number="none" chart:data-label-text="true" chart:data-label-symbol="false" chart:label-position="right" style:rotation-angle="20"/>
      <style:graphic-properties svg:stroke-width="0.08cm" svg:stroke-color="#83caff" draw:fill-color="#83caff"/>
      <style:text-properties fo:font-size="8pt" style:text-underline-style="solid" style:text-underline-width="bold" style:text-underline-color="#83caff" style:font-size-asian="10pt" style:font-size-complex="10pt"/>
    </style:style>
    <style:style style:name="ch14" style:family="chart" style:data-style-name="N108">
      <style:chart-properties chart:symbol-type="named-symbol" chart:symbol-name="arrow-right" chart:symbol-width="0.25cm" chart:symbol-height="0.25cm" chart:data-label-number="none" chart:data-label-text="true" chart:data-label-symbol="false" style:rotation-angle="30"/>
      <style:graphic-properties svg:stroke-width="0.08cm" svg:stroke-color="#7e0021" draw:fill-color="#7e0021"/>
      <style:text-properties fo:font-size="8pt" style:text-underline-style="solid" style:text-underline-width="bold" style:text-underline-color="#7e0021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OK-NOK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779cm" svg:height="9cm" xlink:href=".." xlink:type="simple" chart:class="chart:scatter" chart:style-name="ch1">
        <chart:legend chart:legend-position="end" svg:x="14.208cm" svg:y="3.247cm" style:legend-expansion="high" chart:style-name="ch2"/>
        <chart:plot-area chart:style-name="ch3" table:cell-range-address="Sheet1.A2:Sheet1.O2 Sheet1.A3:Sheet1.O3 Sheet1.A4:Sheet1.A7 Sheet1.I4:Sheet1.O7" chart:data-source-has-labels="both" svg:x="0.917cm" svg:y="0.05cm" svg:width="13.392cm" svg:height="8.045cm">
          <chartooo:coordinate-region svg:x="1.842cm" svg:y="0.241cm" svg:width="12.12cm" svg:height="7.224cm"/>
          <chart:axis chart:dimension="x" chart:name="primary-x" chart:style-name="ch4" chartooo:axis-type="auto">
            <chart:title svg:x="5.733cm" svg:y="8.276cm" chart:style-name="ch5">
              <text:p>Eintrittswahrscheinlichkeit</text:p>
            </chart:title>
            <chart:categories table:cell-range-address="Sheet1.B2:Sheet1.O2"/>
          </chart:axis>
          <chart:axis chart:dimension="y" chart:name="primary-y" chart:style-name="ch6">
            <chart:title svg:x="0.029cm" svg:y="5.149cm" chart:style-name="ch7">
              <text:p>max. Schaden</text:p>
            </chart:title>
            <chart:grid chart:style-name="ch8" chart:class="major"/>
          </chart:axis>
          <chart:series chart:style-name="ch9" chart:values-cell-range-address="Sheet1.I3:Sheet1.O3" chart:label-cell-address="Sheet1.A3:Sheet1.A3" chart:class="chart:scatter">
            <chart:domain table:cell-range-address="Sheet1.B3:Sheet1.H3"/>
            <chart:data-point chart:repeated="7"/>
          </chart:series>
          <chart:series chart:style-name="ch10" chart:values-cell-range-address="Sheet1.I4:Sheet1.O4" chart:label-cell-address="Sheet1.A4:Sheet1.A4" chart:class="chart:scatter">
            <chart:domain table:cell-range-address="Sheet1.B4:Sheet1.H4"/>
            <chart:data-point chart:repeated="7"/>
          </chart:series>
          <chart:series chart:style-name="ch11" chart:values-cell-range-address="Sheet1.I5:Sheet1.O5" chart:label-cell-address="Sheet1.A5:Sheet1.A5" chart:class="chart:scatter">
            <chart:domain table:cell-range-address="Sheet1.B5:Sheet1.H5"/>
            <chart:data-point chart:style-name="ch12"/>
            <chart:data-point chart:repeated="6"/>
          </chart:series>
          <chart:series chart:style-name="ch13" chart:values-cell-range-address="Sheet1.I6:Sheet1.O6" chart:label-cell-address="Sheet1.A6:Sheet1.A6" chart:class="chart:scatter">
            <chart:domain table:cell-range-address="Sheet1.B6:Sheet1.H6"/>
            <chart:data-point chart:repeated="7"/>
          </chart:series>
          <chart:series chart:style-name="ch14" chart:values-cell-range-address="Sheet1.I7:Sheet1.O7" chart:label-cell-address="Sheet1.A7:Sheet1.A7" chart:class="chart:scatter">
            <chart:domain table:cell-range-address="Sheet1.B7:Sheet1.H7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tecture</text:p>
                <draw:g>
                  <svg:desc>Sheet1.B2:Sheet1.O2</svg:desc>
                </draw:g>
              </table:table-cell>
              <table:table-cell office:value-type="string">
                <text:p>Prototype</text:p>
              </table:table-cell>
              <table:table-cell office:value-type="string">
                <text:p>Milestone1</text:p>
              </table:table-cell>
              <table:table-cell office:value-type="string">
                <text:p>Milestone2</text:p>
              </table:table-cell>
              <table:table-cell office:value-type="string">
                <text:p>Milestone3</text:p>
              </table:table-cell>
              <table:table-cell office:value-type="string">
                <text:p>Completion</text:p>
              </table:table-cell>
              <table:table-cell office:value-type="string">
                <text:p>Release BA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B3:Sheet1.H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1</text:p>
                <draw:g>
                  <svg:desc>Sheet1.A3:Sheet1.A3</svg:desc>
                </draw:g>
              </table:table-cell>
              <table:table-cell office:value-type="float" office:value="50">
                <text:p>50</text:p>
                <draw:g>
                  <svg:desc>Sheet1.I3:Sheet1.O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4:Sheet1.H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siko 2</text:p>
                <draw:g>
                  <svg:desc>Sheet1.A4:Sheet1.A4</svg:desc>
                </draw:g>
              </table:table-cell>
              <table:table-cell office:value-type="float" office:value="16">
                <text:p>16</text:p>
                <draw:g>
                  <svg:desc>Sheet1.I4:Sheet1.O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5:Sheet1.H5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isiko 3</text:p>
                <draw:g>
                  <svg:desc>Sheet1.A5:Sheet1.A5</svg:desc>
                </draw:g>
              </table:table-cell>
              <table:table-cell office:value-type="float" office:value="16">
                <text:p>16</text:p>
                <draw:g>
                  <svg:desc>Sheet1.I5:Sheet1.O5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Sheet1.B6:Sheet1.H6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isiko 4</text:p>
                <draw:g>
                  <svg:desc>Sheet1.A6:Sheet1.A6</svg:desc>
                </draw:g>
              </table:table-cell>
              <table:table-cell office:value-type="float" office:value="16">
                <text:p>16</text:p>
                <draw:g>
                  <svg:desc>Sheet1.I6:Sheet1.O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H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isiko 5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I7:Sheet1.O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OK-NOK" draw:style="linear" draw:start-color="#00ff00" draw:end-color="#ff0000" draw:start-intensity="100%" draw:end-intensity="100%" draw:angle="135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108">
      <number:number number:decimal-places="0" number:min-integer-digits="1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0.6" chart:origin="0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0" chart:maximum="6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85cm" svg:height="3.162cm" xlink:href=".." xlink:type="simple" chart:class="chart:line" chart:style-name="ch1">
        <chart:legend chart:legend-position="end" svg:x="6.429cm" svg:y="0.429cm" style:legend-expansion="high" chart:style-name="ch2"/>
        <chart:plot-area chart:style-name="ch3" table:cell-range-address="Sheet1.B32:Sheet1.H32 Sheet1.A33:Sheet1.A35 Sheet1.B61:Sheet1.H63" chart:data-source-has-labels="both" svg:x="0.649cm" svg:y="0.387cm" svg:width="5.382cm" svg:height="2.292cm">
          <chartooo:coordinate-region svg:x="1.591cm" svg:y="0.578cm" svg:width="3.515cm" svg:height="1.367cm"/>
          <chart:axis chart:dimension="x" chart:name="primary-x" chart:style-name="ch4" chartooo:axis-type="auto">
            <chartooo:date-scale/>
            <chart:categories table:cell-range-address="Sheet1.B32:Sheet1.H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61:Sheet1.H61" chart:label-cell-address="Sheet1.A33:Sheet1.A33" chart:class="chart:line">
            <chart:data-point chart:repeated="7"/>
          </chart:series>
          <chart:series chart:attached-axis="secondary-y" chart:style-name="ch9" chart:values-cell-range-address="Sheet1.B62:Sheet1.H62" chart:label-cell-address="Sheet1.A34:Sheet1.A34" chart:class="chart:line">
            <chart:data-point chart:repeated="7"/>
          </chart:series>
          <chart:series chart:attached-axis="secondary-y" chart:style-name="ch10" chart:values-cell-range-address="Sheet1.B63:Sheet1.H63" chart:label-cell-address="Sheet1.A35:Sheet1.A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32:Sheet1.H32</svg:desc>
                </draw:g>
              </table:table-cell>
              <table:table-cell office:value-type="string">
                <text:p>P</text:p>
              </table:table-cell>
              <table:table-cell office:value-type="string">
                <text:p>M1</text:p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C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Eintrittswahr-scheinlichkeit</text:p>
                <draw:g>
                  <svg:desc>Sheet1.A33:Sheet1.A33</svg:desc>
                </draw:g>
              </table:table-cell>
              <table:table-cell office:value-type="float" office:value="NaN">
                <text:p>NaN</text:p>
                <draw:g>
                  <svg:desc>Sheet1.B61:Sheet1.H6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x. Schaden</text:p>
                <draw:g>
                  <svg:desc>Sheet1.A34:Sheet1.A34</svg:desc>
                </draw:g>
              </table:table-cell>
              <table:table-cell office:value-type="float" office:value="NaN">
                <text:p>NaN</text:p>
                <draw:g>
                  <svg:desc>Sheet1.B62:Sheet1.H6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ewichteter Schaden</text:p>
                <draw:g>
                  <svg:desc>Sheet1.A35:Sheet1.A35</svg:desc>
                </draw:g>
              </table:table-cell>
              <table:table-cell office:value-type="float" office:value="NaN">
                <text:p>NaN</text:p>
                <draw:g>
                  <svg:desc>Sheet1.B63:Sheet1.H6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